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Biometric Joe" svg:font-family="'Biometric Joe'" style:font-pitch="variable"/>
    <style:font-face style:name="Biting My Nails" svg:font-family="'Biting My Nails'" style:font-pitch="variable"/>
    <style:font-face style:name="Borg9" svg:font-family="Borg9" style:font-pitch="variable"/>
    <style:font-face style:name="DejaVu Sans1" svg:font-family="'DejaVu Sans'" style:font-pitch="variable"/>
    <style:font-face style:name="Domestic Manners" svg:font-family="'Domestic Manners'" style:font-pitch="variable"/>
    <style:font-face style:name="Golden Girdle" svg:font-family="'Golden Girdle'" style:font-pitch="variable"/>
    <style:font-face style:name="Green Fuz" svg:font-family="'Green Fuz'" style:font-pitch="variable"/>
    <style:font-face style:name="Walshes Outline" svg:font-family="'Walshes Outline'" style:font-pitch="variable"/>
    <style:font-face style:name="CMU Serif" svg:font-family="'CM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201in"/>
    </style:style>
    <style:style style:name="P2" style:family="paragraph" style:parent-style-name="Standard">
      <style:paragraph-properties fo:margin-top="0in" fo:margin-bottom="0.0201in" fo:text-align="center" style:justify-single-word="false"/>
      <style:text-properties fo:font-weight="bold" style:font-weight-asian="bold" style:font-weight-complex="bold"/>
    </style:style>
    <style:style style:name="P3" style:family="paragraph" style:parent-style-name="Standard">
      <style:paragraph-properties fo:margin-top="0in" fo:margin-bottom="0.0201in" fo:text-align="start" style:justify-single-word="false"/>
      <style:text-properties fo:font-weight="bold" style:font-weight-asian="bold" style:font-weight-complex="bold"/>
    </style:style>
    <style:style style:name="P4" style:family="paragraph" style:parent-style-name="Standard">
      <style:paragraph-properties fo:margin-top="0in" fo:margin-bottom="0.0201in" fo:text-align="start" style:justify-single-word="false"/>
    </style:style>
    <style:style style:name="P5" style:family="paragraph" style:parent-style-name="Standard" style:list-style-name="WW8Num2">
      <style:paragraph-properties fo:margin-top="0in" fo:margin-bottom="0.0201in" fo:text-align="start" style:justify-single-word="false"/>
    </style:style>
    <style:style style:name="P6" style:family="paragraph" style:parent-style-name="Standard">
      <style:paragraph-properties fo:margin-top="0in" fo:margin-bottom="0.0201in"/>
      <style:text-properties style:font-name="CMU Serif"/>
    </style:style>
    <style:style style:name="P7" style:family="paragraph" style:parent-style-name="Standard">
      <style:paragraph-properties fo:margin-top="0in" fo:margin-bottom="0.0201in"/>
      <style:text-properties style:font-name="CMU Serif" fo:font-weight="bold" style:font-weight-asian="bold" style:font-weight-complex="bold"/>
    </style:style>
    <style:style style:name="P8" style:family="paragraph" style:parent-style-name="Standard">
      <style:paragraph-properties fo:margin-top="0in" fo:margin-bottom="0.0201in" fo:text-align="start" style:justify-single-word="false"/>
      <style:text-properties style:font-name="CMU Serif" fo:font-weight="bold" style:font-weight-asian="bold" style:font-weight-complex="bold"/>
    </style:style>
    <style:style style:name="P9" style:family="paragraph" style:parent-style-name="Standard">
      <style:paragraph-properties fo:margin-top="0in" fo:margin-bottom="0.0201in"/>
      <style:text-properties style:font-name="CMU Serif" fo:font-weight="normal" style:font-weight-asian="normal" style:font-weight-complex="normal"/>
    </style:style>
    <style:style style:name="P10" style:family="paragraph" style:parent-style-name="Standard" style:list-style-name="WW8Num3">
      <style:paragraph-properties fo:margin-top="0in" fo:margin-bottom="0.0201in" fo:text-align="start" style:justify-single-word="false"/>
      <style:text-properties style:font-name="CMU Serif" fo:font-weight="normal" style:font-weight-asian="normal" style:font-weight-complex="normal"/>
    </style:style>
    <style:style style:name="P11" style:family="paragraph" style:parent-style-name="Standard" style:list-style-name="WW8Num5">
      <style:paragraph-properties fo:margin-top="0in" fo:margin-bottom="0.0201in" fo:text-align="start" style:justify-single-word="false"/>
      <style:text-properties style:font-name="CMU Serif"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in" fo:margin-bottom="0.0201in"/>
      <style:text-properties style:font-name="CMU Serif" fo:font-style="normal" fo:font-weight="normal" style:font-style-asian="normal" style:font-weight-asian="normal" style:font-style-complex="normal" style:font-weight-complex="normal"/>
    </style:style>
    <style:style style:name="P13" style:family="paragraph" style:parent-style-name="Standard">
      <style:paragraph-properties fo:margin-top="0in" fo:margin-bottom="0.0201in" fo:text-align="start" style:justify-single-word="false"/>
      <style:text-properties style:font-name="CMU Serif" fo:font-style="normal" fo:font-weight="normal" style:font-style-asian="normal" style:font-weight-asian="normal" style:font-style-complex="normal" style:font-weight-complex="normal"/>
    </style:style>
    <style:style style:name="P14" style:family="paragraph" style:parent-style-name="Standard" style:list-style-name="WW8Num8">
      <style:paragraph-properties fo:margin-top="0in" fo:margin-bottom="0.0201in" fo:text-align="start" style:justify-single-word="false"/>
      <style:text-properties style:font-name="CMU Serif" fo:font-style="normal" fo:font-weight="normal" style:font-style-asian="normal" style:font-weight-asian="normal" style:font-style-complex="normal" style:font-weight-complex="normal"/>
    </style:style>
    <style:style style:name="P15" style:family="paragraph" style:parent-style-name="Standard" style:list-style-name="WW8Num7">
      <style:paragraph-properties fo:margin-top="0in" fo:margin-bottom="0.0201in" fo:text-align="start" style:justify-single-word="false"/>
      <style:text-properties style:font-name="CMU Serif" fo:font-style="normal" fo:font-weight="normal" style:font-style-asian="normal" style:font-weight-asian="normal" style:font-style-complex="normal" style:font-weight-complex="normal"/>
    </style:style>
    <style:style style:name="P16" style:family="paragraph" style:parent-style-name="Standard" style:list-style-name="WW8Num6">
      <style:paragraph-properties fo:margin-top="0in" fo:margin-bottom="0.0201in" fo:text-align="start" style:justify-single-word="false"/>
      <style:text-properties style:font-name="CMU Serif" fo:font-style="normal" fo:font-weight="normal" style:font-style-asian="normal" style:font-weight-asian="normal" style:font-style-complex="normal" style:font-weight-complex="normal"/>
    </style:style>
    <style:style style:name="P17" style:family="paragraph" style:parent-style-name="Standard">
      <style:paragraph-properties fo:margin-top="0in" fo:margin-bottom="0.0201in"/>
      <style:text-properties style:font-name="CMU Serif" fo:font-style="normal" fo:font-weight="bold" style:font-style-asian="normal" style:font-weight-asian="bold" style:font-style-complex="normal" style:font-weight-complex="bold"/>
    </style:style>
    <style:style style:name="P18" style:family="paragraph" style:parent-style-name="Standard">
      <style:paragraph-properties fo:margin-top="0in" fo:margin-bottom="0.0201in" fo:text-align="start" style:justify-single-word="false"/>
      <style:text-properties style:font-name="CMU Serif" fo:font-style="italic" fo:font-weight="normal" style:font-style-asian="italic" style:font-weight-asian="normal" style:font-style-complex="italic" style:font-weight-complex="normal"/>
    </style:style>
    <style:style style:name="P19" style:family="paragraph" style:parent-style-name="Standard" style:list-style-name="WW8Num4">
      <style:paragraph-properties fo:margin-top="0in" fo:margin-bottom="0.0201in" fo:text-align="start" style:justify-single-word="false"/>
      <style:text-properties style:font-name="CMU Serif" fo:font-style="italic" fo:font-weight="normal" style:font-style-asian="italic" style:font-weight-asian="normal" style:font-style-complex="italic" style:font-weight-complex="normal"/>
    </style:style>
    <style:style style:name="P20" style:family="paragraph" style:parent-style-name="Standard">
      <style:paragraph-properties fo:margin-top="0in" fo:margin-bottom="0.0201in"/>
      <style:text-properties fo:font-weight="normal" style:font-weight-asian="normal" style:font-weight-complex="normal"/>
    </style:style>
    <style:style style:name="P21" style:family="paragraph" style:parent-style-name="Standard">
      <style:paragraph-properties fo:margin-top="0in" fo:margin-bottom="0.0201in" fo:text-align="start" style:justify-single-word="false"/>
      <style:text-properties fo:font-weight="normal" style:font-weight-asian="normal" style:font-weight-complex="normal"/>
    </style:style>
    <style:style style:name="P22" style:family="paragraph" style:parent-style-name="Standard">
      <style:paragraph-properties fo:margin-top="0in" fo:margin-bottom="0.0201in" fo:text-align="start"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paragraph-properties fo:margin-top="0in" fo:margin-bottom="0.0201in"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margin-top="0in" fo:margin-bottom="0.0201in" fo:text-align="center" style:justify-single-word="false" fo:break-before="page"/>
      <style:text-properties style:font-name="Biometric Joe" fo:font-size="48pt" fo:font-style="normal" style:text-underline-style="none" fo:font-weight="normal" style:font-size-asian="48pt" style:font-style-asian="normal" style:font-weight-asian="normal" style:font-size-complex="48pt" style:font-style-complex="normal" style:font-weight-complex="normal"/>
    </style:style>
    <style:style style:name="P25" style:family="paragraph" style:parent-style-name="Standard">
      <style:paragraph-properties fo:margin-top="0in" fo:margin-bottom="0.0201in" fo:text-align="center" style:justify-single-word="false" fo:break-before="page"/>
      <style:text-properties style:font-name="Domestic Manners" fo:font-size="40pt" fo:font-style="normal" style:text-underline-style="none" fo:font-weight="normal" style:font-size-asian="40pt" style:font-style-asian="normal" style:font-weight-asian="normal" style:font-size-complex="40pt" style:font-style-complex="normal" style:font-weight-complex="normal"/>
    </style:style>
    <style:style style:name="P26" style:family="paragraph" style:parent-style-name="Standard">
      <style:paragraph-properties fo:margin-top="0in" fo:margin-bottom="0.0201in" fo:text-align="center" style:justify-single-word="false" fo:break-before="page"/>
      <style:text-properties style:font-name="Green Fuz" fo:font-size="48pt" fo:font-style="normal" style:text-underline-style="none" fo:font-weight="normal" style:font-size-asian="48pt" style:font-style-asian="normal" style:font-weight-asian="normal" style:font-size-complex="48pt" style:font-style-complex="normal" style:font-weight-complex="normal"/>
    </style:style>
    <style:style style:name="P27" style:family="paragraph" style:parent-style-name="Standard">
      <style:paragraph-properties fo:margin-top="0in" fo:margin-bottom="0.0201in" fo:text-align="center" style:justify-single-word="false" fo:break-before="page"/>
      <style:text-properties style:font-name="Borg9" fo:font-size="40pt" fo:font-style="italic" fo:font-weight="bold" style:font-size-asian="40pt" style:font-style-asian="italic" style:font-weight-asian="bold" style:font-size-complex="40pt" style:font-style-complex="normal" style:font-weight-complex="normal"/>
    </style:style>
    <style:style style:name="P28" style:family="paragraph" style:parent-style-name="Standard">
      <style:paragraph-properties fo:margin-top="0in" fo:margin-bottom="0.0201in" fo:text-align="center" style:justify-single-word="false" fo:break-before="page"/>
      <style:text-properties style:font-name="Walshes Outline" fo:font-size="48pt" fo:font-style="normal" style:text-underline-style="none" fo:font-weight="normal" style:font-size-asian="48pt" style:font-style-asian="normal" style:font-weight-asian="normal" style:font-size-complex="48pt" style:font-style-complex="normal" style:font-weight-complex="normal"/>
    </style:style>
    <style:style style:name="P29" style:family="paragraph" style:parent-style-name="Standard">
      <style:paragraph-properties fo:margin-top="0in" fo:margin-bottom="0.0201in" fo:text-align="center" style:justify-single-word="false" fo:break-before="page"/>
      <style:text-properties style:font-name="Golden Girdle" fo:font-size="36pt" fo:font-style="italic" fo:font-weight="bold" style:font-size-asian="36pt" style:font-style-asian="italic" style:font-weight-asian="bold" style:font-size-complex="36pt" style:font-style-complex="normal" style:font-weight-complex="normal"/>
    </style:style>
    <style:style style:name="P30" style:family="paragraph" style:parent-style-name="Standard" style:master-page-name="Standard">
      <style:paragraph-properties fo:margin-top="0in" fo:margin-bottom="0.0201in" fo:text-align="center" style:justify-single-word="false" style:page-number="auto"/>
      <style:text-properties style:font-name="Biting My Nails" fo:font-size="60pt" style:font-size-asian="60pt" style:font-size-complex="60pt"/>
    </style:style>
    <style:style style:name="P31" style:family="paragraph" style:parent-style-name="Heading_20_1">
      <style:text-properties style:font-name="CMU Serif" fo:font-style="normal" style:font-style-asian="normal" style:font-style-complex="normal"/>
    </style:style>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break-before="page"/>
    </style:style>
    <style:style style:name="P34" style:family="paragraph" style:parent-style-name="Footer">
      <style:paragraph-properties fo:text-align="end" style:justify-single-word="false"/>
    </style:style>
    <style:style style:name="T1" style:family="text">
      <style:text-properties style:font-name="CMU Serif"/>
    </style:style>
    <style:style style:name="T2" style:family="text">
      <style:text-properties style:font-name="CMU Serif" fo:font-weight="normal" style:font-weight-asian="normal" style:font-weight-complex="normal"/>
    </style:style>
    <style:style style:name="T3" style:family="text">
      <style:text-properties style:font-name="CMU Serif" fo:font-style="italic" fo:font-weight="normal" style:font-style-asian="italic" style:font-weight-asian="normal" style:font-style-complex="italic" style:font-weight-complex="normal"/>
    </style:style>
    <style:style style:name="T4" style:family="text">
      <style:text-properties style:font-name="CMU Serif" fo:font-style="normal" fo:font-weight="normal" style:font-style-asian="normal" style:font-weight-asian="normal" style:font-style-complex="normal" style:font-weight-complex="normal"/>
    </style:style>
    <style:style style:name="T5" style:family="text">
      <style:text-properties style:font-name="CMU Serif"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style:font-style-asian="italic"/>
    </style:style>
    <style:style style:name="T7" style:family="text">
      <style:text-properties style:font-name="Biting My Nails" fo:font-style="normal" fo:font-weight="normal" style:font-style-asian="normal" style:font-weight-asian="normal" style:font-style-complex="normal" style:font-weight-complex="normal"/>
    </style:style>
    <style:style style:name="T8" style:family="text">
      <style:text-properties style:font-name="Golden Girdl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Golden Girdle" fo:font-size="10pt" fo:font-weight="normal" style:font-size-asian="10pt" style:font-weight-asian="normal" style:font-size-complex="10pt" style:font-weight-complex="normal"/>
    </style:style>
    <style:style style:name="T10" style:family="text">
      <style:text-properties style:font-name="Golden Girdle"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style:font-name="Domestic Manner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Domestic Manners" fo:font-size="26pt" fo:font-style="normal" fo:font-weight="normal" style:font-size-asian="26pt" style:font-style-asian="normal" style:font-weight-asian="normal" style:font-size-complex="26pt" style:font-style-complex="normal" style:font-weight-complex="normal"/>
    </style:style>
    <style:style style:name="T13" style:family="text">
      <style:text-properties style:font-name="Biometric Joe"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style:font-name="Borg9"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Walshes Outline" fo:font-size="32pt" fo:font-style="normal" fo:font-weight="normal" style:font-size-asian="32pt" style:font-style-asian="normal" style:font-weight-asian="normal" style:font-size-complex="32pt" style:font-style-complex="normal" style:font-weight-complex="normal"/>
    </style:style>
    <style:style style:name="T16" style:family="text">
      <style:text-properties style:font-name="Green Fuz" fo:font-size="26pt" fo:font-style="normal" fo:font-weight="normal" style:font-size-asian="26pt" style:font-style-asian="normal" style:font-weight-asian="normal" style:font-size-complex="26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pocalypse</text:p>
      <text:p text:style-name="P2"/>
      <text:p text:style-name="P8">Players: 2-5</text:p>
      <text:p text:style-name="P8">Requirements:</text:p>
      <text:list xml:id="list1466000420" text:style-name="WW8Num3">
        <text:list-item>
          <text:p text:style-name="P10">RISK Set</text:p>
        </text:list-item>
      </text:list>
      <text:list xml:id="list1705268318" text:style-name="WW8Num2">
        <text:list-item>
          <text:p text:style-name="P5"><text:span text:style-name="T2">4 types of counters </text:span><text:span text:style-name="T3">(Headquarters, Supplies, Closed Borders, Special)</text:span></text:p>
        </text:list-item>
      </text:list>
      <text:p text:style-name="P21"/>
      <text:p text:style-name="P21"/>
      <text:p text:style-name="P4"><text:span text:style-name="T7">Apocalypse</text:span><text:span text:style-name="T4"> is an apocalyptic variant of the popular RISK board game. Players once vying for world domination find themselves faced with an apocalyptic scenario that they must work together to prevent. However, the world is ever ripe for conquest once the apocalypse is dealt with, and players will want to position themselves to take over once the threat passes. Will players be able to put aside their differences long enough to fend off the apocalypse, or will their strategic betrayals doom us all?</text:span></text:p>
      <text:p text:style-name="P6"/>
      <text:h text:style-name="Heading_20_1" text:outline-level="1">Post Apocalypse</text:h>
      <text:p text:style-name="P4"><text:span text:style-name="T4">Players should decide before the game begins whether play will end when the apocalypse is prevented or whether to continue after the apocalypse until one player rules the world. Players may want to wait until after the apocalyptic scenario is chosen to make this decision, as certain scenarios (such as </text:span><text:span text:style-name="T8">Meteors</text:span><text:span text:style-name="T5"> or </text:span><text:span text:style-name="T11">Plague</text:span><text:span text:style-name="T5">) are quicker and better lend themselves to continued play post-apocalypse.</text:span></text:p>
      <text:h text:style-name="P33" text:outline-level="1">Notes</text:h>
      <text:list xml:id="list2081907108" text:style-name="WW8Num5">
        <text:list-item>
          <text:p text:style-name="P11">Whenever choosing territories at random, use the territory cards to do so. </text:p>
        </text:list-item>
        <text:list-item>
          <text:p text:style-name="P11">Some numbers vary according to the number of players. “Players start with (40/30/25/20) armies each” means that players start with 40 armies each if there are two players, 30 armies each if there are three players, 25 armies each if there are four players, and 20 armies each if there are five players.</text:p>
        </text:list-item>
        <text:list-item>
          <text:p text:style-name="P11">The maximum number of players is five. The sixth color is used for apocalytes. If there are less than five players, the fifth color can be used in lieu of tokens.</text:p>
        </text:list-item>
      </text:list>
      <text:p text:style-name="P22"/>
      <text:h text:style-name="Heading_20_1" text:outline-level="1">Set Up</text:h>
      <text:p text:style-name="P13">Each player starts with (40/30/25/20) armies. Divide the territories evenly between the players. This can either be done by dealing out the territory cards or by letting players select territories in turn. Mark each territory with a single army. Once all territories are marked, players may spread additional armies amongst their territories as they see fit.</text:p>
      <text:p text:style-name="P4"><text:span text:style-name="T4"><text:tab/>After all troops are allocated, each player places their headquarters and supplies</text:span><text:span text:style-name="T1">. Each player starts with (3/2/2/1) headquarters and (4/3/2/2) supply tokens. At most one of each token may be placed on a territory. </text:span><text:span text:style-name="T4">After headquarters and supplies are placed, choose an apocalyptic scenario by rolling a die, with the following results:</text:span></text:p>
      <text:p text:style-name="P23"/>
      <text:p text:style-name="P4"><text:span text:style-name="T4"><text:tab/><text:tab/> <text:s text:c="3"/>1. </text:span><text:span text:style-name="T13">Zombies</text:span><text:span text:style-name="T4"><text:tab/><text:tab/>4. </text:span><text:span text:style-name="T14">Aliens</text:span></text:p>
      <text:p text:style-name="P4"><text:span text:style-name="T4"><text:tab/><text:tab/> <text:s text:c="3"/>2. </text:span><text:span text:style-name="T12">Plague</text:span><text:span text:style-name="T4"><text:tab/><text:tab/><text:tab/>5. </text:span><text:span text:style-name="T15">Demons</text:span></text:p>
      <text:p text:style-name="P4"><text:span text:style-name="T4"><text:tab/><text:tab/> <text:s text:c="3"/>3. </text:span><text:span text:style-name="T16">Mutants</text:span><text:span text:style-name="T4"><text:tab/><text:tab/><text:tab/>6. </text:span><text:span text:style-name="T10">Meteors</text:span></text:p>
      <text:p text:style-name="P23"/>
      <text:p text:style-name="P13">Consult apocalypse-specific rules for additional set up before play begins.</text:p>
      <text:p text:style-name="P4"/>
      <text:h text:style-name="Heading_20_1" text:outline-level="1">Territories</text:h>
      <text:p text:style-name="P4"><text:span text:style-name="T4">In </text:span><text:span text:style-name="T7">Apocalypse</text:span><text:span text:style-name="T4">, more than one player can occupy a territory at the same time. The player with the most troops in the territory is the owner of the territory. The owner's troops in a territory will be referred to as the “controlling troops”. If there is a tie between players for the most troops in a territory (which can only occur due to apocalyte attacks), then the territory is considered unowned.</text:span></text:p>
      <text:p text:style-name="P13"><text:soft-page-break/><text:tab/>The owner of a territory controls all supplies in that territory, regardless of who brought the supplies into the territory. Players may not pool their troops when determining whether or not apocalytes own a territory.</text:p>
      <text:p text:style-name="P21"/>
      <text:h text:style-name="Heading_20_1" text:outline-level="1">Movement</text:h>
      <text:p text:style-name="P13">Each player gets three movements per turn. A movement consists of moving troops (and sometimes supplies) from one territory to an adjacent territory. Players may only move their own troops. Supplies must be moved with troops, and can not be moved alone. If a player enters a territory which the do not own, they must either gin permission from the owner of the territory or attack. If a player ever enters a territory occupied by apocalytes, they must attack.</text:p>
      <text:p text:style-name="P13"><text:tab/>Territory can not change ownership to other players through troop movements. As such, while players can give permission for other players to move into or through their territories, players can neither authorize others to leave equal or superior forces nor move such that others have equal or superior forces in a territory. Territories may not be abandoned. At least one troop may be left behind.</text:p>
      <text:p text:style-name="P13"><text:tab/>Territory may be abandoned to the apocalytes through movement, even if it results in a change of ownership of the territory.</text:p>
      <text:p text:style-name="P13"><text:tab/>Note that if a player moves supplies into a territory which they do not own, the owner gains control of the supplies. Players may remove supplies from territories which they do not control, but only with the owner's permission.</text:p>
      <text:p text:style-name="P13"><text:tab/>Movement in and out of unowned territories is unrestricted. Any player can remove supplies from unowned territories, but none can use the benefits of supplies.</text:p>
      <text:p text:style-name="P13"><text:tab/>Only one supply token may be moved per movement action. Only two of the three movements per turn may move a supply token.</text:p>
      <text:p text:style-name="P3"/>
      <text:h text:style-name="P31" text:outline-level="1">Attacks</text:h>
      <text:p text:style-name="P4"><text:span text:style-name="T4">Attacks in </text:span><text:span text:style-name="T7">Apocalypse </text:span><text:span text:style-name="T4">are similar to attacks in normal RISK, with one key difference: all attacks are intra-territory instead of inter-territory. Thus, to attack, a player must fist move in to a territory and then attack it.</text:span></text:p>
      <text:p text:style-name="P13"><text:tab/>Attacking players choose how many troops to attack with (up to 3). Defending troops choose how many troops to defend with (maximum 2). Each opponent gets one die per attacking or defending army. Both players roll their die, and pair the highest against the highest and the second-highest against the second-highest (and so on, as necessary). Each pair were the attacker's die was higher is one “success” for the attacker. <text:soft-page-break/>Each pair where the defender's die was lower is one “success” for the defender. Ties go to the defender. For each attacker success, a defending troop is eliminated, and visa versa.</text:p>
      <text:p text:style-name="P13"><text:tab/>Players may not attack or defend with more troops than they have present in a territory. Only three attacks may be made per turn.</text:p>
      <text:p text:style-name="P13"/>
      <text:h text:style-name="P32" text:outline-level="1">Closing Borders</text:h>
      <text:p text:style-name="P13">Attacks may not be made through closed borders. There are two ways to close a border: spending supply tokens or opposing movements. Border barricades are either weak or strong, depending upon how many supplies were used to close the border. Troops can not be moved through closed borders. Players may remove barricades that they control. <text:s/>Barricades may only be destroyed by the owner at the beginning of that player's turn. When a territory changes ownership, all border barricades are removed. A barricade only closes the border between two territories, not between all neighboring territories.</text:p>
      <text:p text:style-name="P21"/>
      <text:p text:style-name="P18">Spending Supply Tokens</text:p>
      <text:p text:style-name="P13">A player may choose to close a border in any territory which they control and which contains no apocalytes. They must do so at the beginning of their turn, before gaining supply or reinforcements and before any movements. Closing the border in this manner requires the sacrifice of one or two supply tokens. If one supply token is sacrificed, the border is weak. If two are sacrificed, the border is strong.</text:p>
      <text:p text:style-name="P23"/>
      <text:h text:style-name="Heading_20_2" text:outline-level="2">Opposing Movement</text:h>
      <text:p text:style-name="P13">When a player (or the apocalytes) move in to a territory without permission, the owner of the territory may oppose the movement in an attempt to close the border. Roll a normal attack with up to 3 attackers and up to 2 defenders, ignoring the effect of the defender's supply tokens. If there is one supply token in the defending territory, the attackers need one success to break the border. If there are two or more supply tokens in the defending territory, the attackers need two successes to break the border.</text:p>
      <text:p text:style-name="P13"><text:tab/>Remove defending armies as if the attack were a normal attack, but do not remove any attacking armies. If the attackers break the border, proceed with the movement as if it were not opposed. This does not count as one of the territory's three attacks. If the attackers do not break the border, the border is closed with a weak barricade (if the player spends no supply tokens) or a strong barricade (if the player spends a single supply token).</text:p>
      <text:p text:style-name="P23"/>
      <text:h text:style-name="Heading_20_2" text:outline-level="2"><text:soft-page-break/>Breaking Borders</text:h>
      <text:p text:style-name="P13">A territory can not attack an adjacent territory if the border is closed, but a territory may attack the border barricades. When attacking border barricades, roll a normal attack ignoring the attacker's supply tokens. One success is necessary to break a weak border barricade, two successes are necessary to break a strong border barricade. Remove attacking troops as normal, but don't remove any defending troops when a border barricade is attacked. Attacking a border barricade does count as one of a territory's three attacks. Once a border is broken, a full turn must pass before the border can be closed again.</text:p>
      <text:p text:style-name="P13"/>
      <text:h text:style-name="P32" text:outline-level="1">Headquarters</text:h>
      <text:p text:style-name="P13">A headquarters token is counted as a supply token if there are no hostile troops in the territory. Headquarters tokens may never be spent or moved. If a player conquers a territory with a headquarters, then the player either commandeers or razes the headquarters. A player may never control more than (3/2/2/1) headquarters at a time. If a player conquers a territory with a headquarters and would control more than (3/2/2/1) headquarters, the headquarters is razed. Otherwise, the conquering player gains control of the headquarters.</text:p>
      <text:p text:style-name="P3"/>
      <text:h text:style-name="Heading_20_1" text:outline-level="1">Apocalytes</text:h>
      <text:p text:style-name="P13">The apocalytes (zombies, infected, mutants, aliens, demons, or rioters) follow special rules, varying by the type of apocalytes. The apocalyte's turn comes before all player turns, and the apocalyte's movements are determined by the scenario-specific rules outlined below.</text:p>
      <text:p text:style-name="P13"><text:tab/>Territories with both apocalytes and players are termed “contested territories”. Territories containing only apocalytes are termed “fallen territories”. Territories which contain player armies (contested or not) are termed “player territories”. All rules below hold true unless noted otherwise in the specific rules below.</text:p>
      <text:list xml:id="list958096671" text:style-name="WW8Num8">
        <text:list-item>
          <text:p text:style-name="P14">Apocalytes take the first turn, but receive no reinforcements on the first turn.</text:p>
        </text:list-item>
      </text:list>
      <text:list xml:id="list186207000" text:style-name="WW8Num7">
        <text:list-item>
          <text:p text:style-name="P15">Apocalytes move from fallen territories then attack in contested territories.</text:p>
        </text:list-item>
        <text:list-item>
          <text:p text:style-name="P15">If a target territory has a closed border, the apocalytes will attack the border.</text:p>
        </text:list-item>
      </text:list>
      <text:list xml:id="list2002961557" text:style-name="WW8Num6">
        <text:list-item>
          <text:p text:style-name="P16">If apocalytes control a headquarters, it is unusable but not razed.</text:p>
        </text:list-item>
        <text:list-item>
          <text:p text:style-name="P16">Apocalytes always attack the owner of a territory, ignoring other players in a territory. If a territory has no owner, apocalytes attack one of the strongest <text:soft-page-break/>players at random. If control of a territory changes due to apocalyte attacks, further attacks will be against the new owners.</text:p>
        </text:list-item>
        <text:list-item>
          <text:p text:style-name="P16">If a territory has an army turn in to an apocalyte and there are multiple players in the territory, the player who loses an army is chosen at random.</text:p>
        </text:list-item>
        <text:list-item>
          <text:p text:style-name="P16">All indecisive apocalyte actions are broken with a die roll. For example, moving towards the nearest player territory when there are equidistant player territories is decided by a die roll.</text:p>
        </text:list-item>
      </text:list>
      <text:p text:style-name="P13"/>
      <text:h text:style-name="P32" text:outline-level="1">Player Turns</text:h>
      <text:p text:style-name="P13">Each player's turn begins with the building phase. In the building phase, the player has three options:</text:p>
      <text:p text:style-name="P21"/>
      <text:list xml:id="list1696055023" text:style-name="WW8Num4">
        <text:list-item>
          <text:p text:style-name="P19">Reinforce</text:p>
        </text:list-item>
      </text:list>
      <text:p text:style-name="P13">Count all territories controlled by the player. Divide by three and round down. The player gets this many troop reinforcements (minimum one) to place in territories containing no apocalytes. If all territories owned by the player contain apocalytes, the player gets no reinforcements.</text:p>
      <text:list xml:id="list1535242014" text:continue-numbering="true" text:style-name="WW8Num4">
        <text:list-item>
          <text:p text:style-name="P19">Prepare</text:p>
        </text:list-item>
      </text:list>
      <text:p text:style-name="P13">Create a supply token at a headquarters territory owned by the player and containing no apocalytes.</text:p>
      <text:list xml:id="list564551248" text:continue-numbering="true" text:style-name="WW8Num4">
        <text:list-item>
          <text:p text:style-name="P19">Rebuild</text:p>
        </text:list-item>
      </text:list>
      <text:p text:style-name="P13">A player may rebuild a headquarters by turning a supply token into a headquarters token in a territory which they own, which is not already a headquarters, and which contains no apocalytes. This can only be done if the player controls less headquarters than when the game began (3/2/2/1). There may never be more than (6/6/8/5) headquarters on the map at any one time.</text:p>
      <text:p text:style-name="P4"/>
      <text:p text:style-name="P4"><text:span text:style-name="T4">Once the building phase has completed, players begin their main turn. Their main turn consists of three movement actions, from one territory to an adjacent territory. Players may also attack thrice from each territory in which they have troops. Movements may be made before, in between, or after attacks. If a player moves in to a territory without permission, the player </text:span><text:span text:style-name="T3">must</text:span><text:span text:style-name="T4"> attack the territory's owner at least once during the turn. This attack counts as one of the three attacks from that territory this turn.</text:span></text:p>
      <text:p text:style-name="P24">Zombies</text:p>
      <text:p text:style-name="P6"/>
      <text:p text:style-name="P6">Outbreak! The world is caught flatfooted by armies of the undead.</text:p>
      <text:p text:style-name="P6"/>
      <text:p text:style-name="P7">Set Up</text:p>
      <text:p text:style-name="P9">Choose six territories at random. Place five zombies in each territory. Proceed with the first zombie turn. Ignore the effects of supplies for the first turn, as the world is caught flat footed by the zombies.</text:p>
      <text:p text:style-name="P6"/>
      <text:p text:style-name="P7">Reinforcements</text:p>
      <text:p text:style-name="P9">Zombies constantly eat the locals and increase their forces. At the beginning of each zombie turn, add one zombie to each fallen territory.</text:p>
      <text:p text:style-name="P6"/>
      <text:p text:style-name="P7">Zombie Turns</text:p>
      <text:p text:style-name="P9">First, find all fallen territories which border zombie-only territories. Equalize the number of zombies in connected fallen territories.</text:p>
      <text:p text:style-name="P9"><text:tab/>Then, find fallen territories which border player territories. Select a player territory at random, and determine zombie movement at random by rolling a die. On a 1 or 2, move one zombie. On a 3 or 4, move half rounded up. On a 5 or 6 move all but one zombie.</text:p>
      <text:p text:style-name="P9"><text:tab/>Finally, find all contested territories, preform up to three attacks (as many as possible until the zombies are all eliminated).</text:p>
      <text:p text:style-name="P6"/>
      <text:p text:style-name="P7">Combat</text:p>
      <text:p text:style-name="P9">Whenever a player army is lost in combat with a zombie army, replace the player army with a zombie army.</text:p>
      <text:p text:style-name="P25">Plague</text:p>
      <text:p text:style-name="P6"/>
      <text:p text:style-name="P6">A deadly virus is sweeping the globe. It spreads by air and it is 100% fatal. Can humanity contain the outbreak long enough to find a cure?</text:p>
      <text:p text:style-name="P6"/>
      <text:p text:style-name="P7">Set Up</text:p>
      <text:p text:style-name="P9">Choose a territory card at random. Place one infected “army” (unit) in this territory. Proceed with the first infected turn. Do not remove any infected in the first turn.</text:p>
      <text:p text:style-name="P7"/>
      <text:p text:style-name="P7">Infected Turns</text:p>
      <text:p text:style-name="P9">In each contested territory, roll an attack. Instead of removing armies, replace all player armies that would be removed with infected armies.</text:p>
      <text:p text:style-name="P1"><text:span text:style-name="T2"><text:tab/>Once this is done, identify all player territories with no infected neighboring a contested or fallen territory. Roll a die.</text:span><text:span text:style-name="T4"> If the result is greater than three, turn one of the player armies in the target territory into an infected army. If the target territory has a supply token, the roll must be greater than four. If the target territory has two or more supply tokens, the roll must be greater than five. When moving the infection in this manner, ignore closed borders.</text:span></text:p>
      <text:p text:style-name="P12"><text:tab/>Finally, for each fallen territory, roll a die. If the die is six, remove half the infected units, rounded up. If this results in the removal of the last infected unit, the territory becomes barren. Mark it with a special counter, it may not be entered except by players with the cure.</text:p>
      <text:p text:style-name="P9"/>
      <text:p text:style-name="P7">Finding a Cure</text:p>
      <text:p text:style-name="P6">The infected may not be attacked as normal. Rather, each player may make one attack against the infected per turn. Roll three attack die against two defense die. If there are two successes, roll two die. On doubles, a part of the cure is found. Players may choose to share this information or to keep it secret. A player needs three parts to complete the cure. Players with the cure are treated as having two supply tokens in all territories when the infection spreads. Players with the cure can attack the infected. Do not remove attacking armies as result of such attacks. If infected would be removed as result of the attack, replace them with attacker armies instead.</text:p>
      <text:p text:style-name="P26">Mutants</text:p>
      <text:p text:style-name="P1"/>
      <text:p text:style-name="P6">Nuclear war occurred, and twisted mutants rose from the wreckage. Now they're hell-bent on destroying humanity at any cost.</text:p>
      <text:p text:style-name="P6"/>
      <text:p text:style-name="P7">Set Up</text:p>
      <text:p text:style-name="P1"><text:span text:style-name="T2">Choose three territories at random to be ground zero. Remove all player armies and tokens. Proceed with the first mutant turn. Mutants </text:span><text:span text:style-name="T3">do</text:span><text:span text:style-name="T4"> get reinforcements on the first turn.</text:span></text:p>
      <text:p text:style-name="P9"/>
      <text:p text:style-name="P17">Mutant Reinforcements</text:p>
      <text:p text:style-name="P12">Place two mutant armies at each ground zero location. Half of any player armies at ground zero, rounded up, become mutants. In each territory bordering ground zero, two player armies turn to mutants. Supply tokens prevent player armies from turning. One supply token protects one army, two or more supply tokens protect two armies.</text:p>
      <text:p text:style-name="P1"/>
      <text:p text:style-name="P17">Mutant Turns</text:p>
      <text:p text:style-name="P12">All mutant territories either procreate, move, or attack in a turn. Procreation creates a new mutant army. Contested territories attack if mutant forces equal or outnumber the forces of the player with the most troops in the territory, and procreate otherwise.</text:p>
      <text:p text:style-name="P12"><text:tab/>Fallen territories bordering player territories move into bordering player territories if such a movement results in the territory becoming either unowned or mutant owned. Otherwise, if a fallen territory borders another fallen territory with equal or superior mutant forces, the inferior forces merge with the superior forces. Mutants attack closed borders when they outnumber the armies in the destination territory. Fallen territories which do not move procreate instead.</text:p>
      <text:p text:style-name="P12"><text:tab/>Mutants raze headquarters that they control and can use supply tokens against players. No player may move or use supply tokens in an unowned territory.</text:p>
      <text:p text:style-name="P1"/>
      <text:p text:style-name="P17">Radiation</text:p>
      <text:p text:style-name="P12">Players may always abandon territories which border ground zero. After the mutant's seventh turn, the radiation fades. When the radiation fades, ground zero and bordering territories no longer turn player armies to mutant armies, and mutants no longer spawn at ground zero.</text:p>
      <text:p text:style-name="P27">Aliens</text:p>
      <text:p text:style-name="P1"/>
      <text:p text:style-name="P6">Earth is being invaded by extraterrestrials lead by an alien mothership. The aliens seek to consume Earth's resources and annihilate mankind.</text:p>
      <text:p text:style-name="P1"/>
      <text:p text:style-name="P7">Set Up</text:p>
      <text:p text:style-name="P9">Select a territory at random. Remove all player armies and tokens. Place a special counter (the mothership) and fifteen alien armies. Proceed with the first alien turn.</text:p>
      <text:p text:style-name="P20"/>
      <text:p text:style-name="P7">Alien Reinforcements</text:p>
      <text:p text:style-name="P9">Aliens get three new armies at the territory with the mothership each turn. If the mothership is destroyed, aliens gain no reinforcements.</text:p>
      <text:p text:style-name="P9"/>
      <text:p text:style-name="P7">Alien Turns</text:p>
      <text:p text:style-name="P9">The aliens use teleportation to travel. If the mothership is in a contested territory, the aliens attack. If the mothership is in a fallen territory, draw territory cards until a player territory where alien forces outnumber player forces is drawn. The aliens teleport to that territory (leaving one alien behind) and attack. The aliens continue teleporting and attacking until they have rolled three attacks. If the mothership is in a contested territory which turns in to a fallen territory before the third attack, the aliens will teleport and continue attacking. Whenever aliens control a supply token, replace the supply token with three alien armies. Whenever aliens control a headquarters, replace the headquarters with five alien armies.</text:p>
      <text:p text:style-name="P9"><text:tab/>Alien combat is treated as normal combat, with one exception. If the alien mothership is present, then when an alien army would be removed, roll a die. On a roll greater than three, the alien army is not removed. If the player controls a supply token, the roll must be greater than four. If the player controls two or more supply tokens, the roll must be greater than five.</text:p>
      <text:p text:style-name="P1"/>
      <text:p text:style-name="P7">Mothership Combat</text:p>
      <text:p text:style-name="P9">If all alien armies at the mothership have been defeated and a player has armies in the same territory as the mothership, the player may attack the mothership. They must roll one attack die against two defense die. If they succeed, the mothership is destroyed.</text:p>
      <text:p text:style-name="P28">Demons</text:p>
      <text:p text:style-name="P1"/>
      <text:p text:style-name="P6">Portals have been opened, and demons now ravage the earth. Can humans close the portals before humanity is destroyed?</text:p>
      <text:p text:style-name="P1"/>
      <text:p text:style-name="P7">Set Up</text:p>
      <text:p text:style-name="P9">Choose four territories at random. At each territory, place a special counter marking a demon portal and a single demon. Proceed with the first demon turn.</text:p>
      <text:p text:style-name="P1"/>
      <text:p text:style-name="P7">Demon Turns</text:p>
      <text:p text:style-name="P9">Select an open portal at random each round. A new demon enters through that portal.</text:p>
      <text:p text:style-name="P9"><text:tab/>Each demon moves individually. They select targets from adjacent player territories at random and may abandon fallen territories. If there are no adjacent player territories, demons move towards the nearest player territory.</text:p>
      <text:p text:style-name="P9"><text:tab/>Demons attack and defend individually, but always roll three die and choose the highest to use as their attack or defense die. Demons kill three troops per success. Demons can never be defeated when they are attacking, only when they are defending. Any supply or headquarters tokens in fallen territories are immediately destroyed.</text:p>
      <text:p text:style-name="P20"/>
      <text:p text:style-name="P7">Closing the Portals</text:p>
      <text:p text:style-name="P9">To close a portal, players must have four supply tokens in the same territory as the portal for a full turn, at which point the supply tokens will be spent and the portals closed. Headquarters do not count as supply tokens for this purpose.</text:p>
      <text:p text:style-name="P29">Meteors</text:p>
      <text:p text:style-name="P1"/>
      <text:p text:style-name="P9">A giant meteor is going to collide with earth. Fragments of it fall across the globe and wreak havoc while the world scrambles to destroy the meteor, before it's too late...</text:p>
      <text:p text:style-name="P20"/>
      <text:p text:style-name="P7">Meteorites</text:p>
      <text:p text:style-name="P1"><text:span text:style-name="T2">No set up is required for </text:span><text:span text:style-name="T9">meteors</text:span><text:span text:style-name="T2">. Rather, at the beginning of each round (including the first), choose a territory card. That territory is annihilated. Remove all armies and counters on the annihilated territory, mark it with a special counter. Players may never move in to annihilated territories. Add a rioter to each territory bordering the annihilated territory. After the meteorite hits, proceed with the rioter's turn.</text:span></text:p>
      <text:p text:style-name="P20"/>
      <text:p text:style-name="P7">Rioters</text:p>
      <text:p text:style-name="P9">Rioters never attack, they only defend. Rioters may defend with up to three defenders. During the rioter's turn, rioters in contested territories may convert an army into a rioter, and rioters in fallen territories may convert an army in a neighboring territory with open borders into a rioter. To see if an army is converted, roll a die. If the result is equal to or greater than 6 minus [1/3 of the number of meteorites struck, rounded down], then a rioter is converted. If the territory in question has a supply token, the result must be one higher, maximum six. If the territory has two or more supply tokens, the result must be two higher, maximum of six.</text:p>
      <text:p text:style-name="P1"/>
      <text:p text:style-name="P7">Destroying the Meteor</text:p>
      <text:p text:style-name="P9">Destroying the meteor requires a lot of resources. In this scenario, only (2/2/1/1) supply tokens may be moved per turn. Furthermore, supplies can not be moved through our out of a territory which contains rioters. Players must have eight supply tokens in an uncontested territory for a full turn in order to launch a missile to stop the meteor. Headquarters do not count as supply tokens for this purpose. The territory must remain uncontested for the full turn before the missile can be launched to destroy the mete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Biometric Joe" svg:font-family="'Biometric Joe'" style:font-pitch="variable"/>
    <style:font-face style:name="Biting My Nails" svg:font-family="'Biting My Nails'" style:font-pitch="variable"/>
    <style:font-face style:name="Borg9" svg:font-family="Borg9" style:font-pitch="variable"/>
    <style:font-face style:name="DejaVu Sans1" svg:font-family="'DejaVu Sans'" style:font-pitch="variable"/>
    <style:font-face style:name="Domestic Manners" svg:font-family="'Domestic Manners'" style:font-pitch="variable"/>
    <style:font-face style:name="Golden Girdle" svg:font-family="'Golden Girdle'" style:font-pitch="variable"/>
    <style:font-face style:name="Green Fuz" svg:font-family="'Green Fuz'" style:font-pitch="variable"/>
    <style:font-face style:name="Walshes Outline" svg:font-family="'Walshes Outline'" style:font-pitch="variable"/>
    <style:font-face style:name="CMU Serif" svg:font-family="'CM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CMU Serif"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CMU Serif" fo:font-size="12pt" fo:font-weight="bold" style:font-size-asian="1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CMU Serif" fo:font-size="12pt" fo:font-style="italic" fo:font-weight="normal" style:font-size-asian="12pt" style:font-style-asian="italic" style:font-weight-asian="normal" style:font-size-complex="14pt" style:font-style-complex="italic" style:font-weight-complex="norm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1" style:display-name="Header 1" style:family="paragraph" style:parent-style-name="Standard">
      <style:paragraph-properties fo:margin-top="0in" fo:margin-bottom="0.0201in" fo:text-align="start" style:justify-single-word="false"/>
      <style:text-properties style:font-name="CMU Serif" fo:font-style="normal" fo:font-weight="normal" style:font-style-asian="normal" style:font-weight-asian="normal" style:font-style-complex="normal" style:font-weight-complex="norma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 of </text:span><text:span text:style-name="MT1"><text:page-count style:num-format="1">12</text:page-count></text:span></text:p>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POCALYTE</dc:title>
    <meta:initial-creator>Mark Hadley</meta:initial-creator>
    <meta:creation-date>2008-03-28T18:24:00</meta:creation-date>
    <dc:creator>Mark Hadley</dc:creator>
    <dc:date>2008-10-28T17:15:00</dc:date>
    <meta:print-date>2008-07-03T16:59:00</meta:print-date>
    <meta:editing-cycles>23</meta:editing-cycles>
    <meta:editing-duration>PT08H18M00S</meta:editing-duration>
    <meta:document-statistic meta:table-count="0" meta:image-count="0" meta:object-count="0" meta:page-count="12" meta:paragraph-count="127" meta:word-count="3568" meta:character-count="21432"/>
    <meta:generator>OpenOffice.org/3.1$Linux OpenOffice.org_project/310m19$Build-9420</meta:generator>
    <meta:user-defined meta:name="Info 1"/>
    <meta:user-defined meta:name="Info 2"/>
    <meta:user-defined meta:name="Info 3"/>
    <meta:user-defined meta:name="Info 4"/>
  </office:meta>
</office:document-meta>
</file>